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size-asian="10pt"/>
    </style:style>
    <style:style style:name="T3" style:family="text">
      <style:text-properties fo:font-size="14pt"/>
    </style:style>
    <style:style style:name="T4" style:family="text">
      <style:text-properties fo:font-size="14pt" style:font-size-asian="10pt"/>
    </style:style>
    <style:style style:name="T5" style:family="text">
      <style:text-properties fo:font-size="10pt" style:font-size-asian="10pt"/>
    </style:style>
    <style:style style:name="T6" style:family="text">
      <style:text-properties fo:color="#0000ff" fo:font-size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osefs 配置</text:p>
      <text:p text:style-name="P2"/>
      <text:p text:style-name="P2">安装 mfs</text:p>
      <text:p text:style-name="P2"/>
      <text:p text:style-name="P2">useradd mfs -s /sbin/nologin<text:line-break/>./configure --prefix=/usr/local/mfs --with-default-user=mfs --with-default-group=mfs<text:line-break/>make<text:line-break/>make install</text:p>
      <text:p text:style-name="P2"/>
      <text:p text:style-name="P2">cp mfsmaster.cfg.dist mfsmaster.cfg<text:line-break/>cp mfsexports.cfg.dist mfsexports.cfg<text:line-break/>vim mfsmaster.cfg<text:line-break/>vim mfsexports.cfg</text:p>
      <text:p text:style-name="P2"/>
      <text:p text:style-name="P2">cp metadata.mfs.empty metadata.mfs</text:p>
      <text:p text:style-name="P2"/>
      <text:p text:style-name="P2">启动</text:p>
      <text:p text:style-name="P2"/>
      <text:p text:style-name="P2">/usr/local/mfs/sbin/mfsmaster start <text:line-break/>working directory: /usr/local/mfs/var/mfs<text:line-break/>lockfile created and locked<text:line-break/>initializing mfsmaster modules ...<text:line-break/>loading sessions ... ok<text:line-break/>sessions file has been loaded<text:line-break/>exports file has been loaded<text:line-break/>loading metadata ...<text:line-break/>create new empty filesystemmetadata file has been loaded<text:line-break/>no charts data file - initializing empty charts<text:line-break/>master &lt;-&gt; metaloggers module: listen on *:9419<text:line-break/>master &lt;-&gt; chunkservers module: listen on *:9420<text:line-break/>main master server module: listen on *:9421<text:line-break/>mfsmaster daemon initialized properly</text:p>
      <text:p text:style-name="P2"/>
      <text:p text:style-name="P2"><text:span text:style-name="Strong_20_Emphasis">停止master服务</text:span></text:p>
      <text:p text:style-name="P2"><text:span text:style-name="Strong_20_Emphasis">mfs/sbin/mfsmaster -s</text:span></text:p>
      <text:p text:style-name="P2"><text:soft-page-break/><text:span text:style-name="Strong_20_Emphasis">启动和停止web gui</text:span></text:p>
      <text:p text:style-name="P2"><text:span text:style-name="Strong_20_Emphasis"/></text:p>
      <text:p text:style-name="P2"><text:span text:style-name="Strong_20_Emphasis">/mfs/sbin/mfscgiserv</text:span></text:p>
      <text:p text:style-name="P2"><text:span text:style-name="Strong_20_Emphasis">kill </text:span></text:p>
      <text:p text:style-name="P2"><text:span text:style-name="Strong_20_Emphasis"/></text:p>
      <text:p text:style-name="P2"><text:span text:style-name="Strong_20_Emphasis">1.5  相关配置文件<text:line-break/>vim  mfsexports.cfg<text:line-break/>192.168.28.0/24  . rw<text:line-break/>192.168.28.0/24  /       rw</text:span></text:p>
      <text:p text:style-name="P2"><text:span text:style-name="Strong_20_Emphasis"/></text:p>
      <text:p text:style-name="P2"><text:span text:style-name="Strong_20_Emphasis">从块设备创建本地文件系统</text:span></text:p>
      <text:p text:style-name="P2"><text:span text:style-name="Strong_20_Emphasis"><text:span text:style-name="T1"/></text:span></text:p>
      <text:p text:style-name="P2"><text:span text:style-name="Strong_20_Emphasis">fdisk -l<text:line-break/>mkfs.ext3 /dev/sdb <text:line-break/>mkdir /data</text:span><text:span text:style-name="Strong_20_Emphasis"><text:line-break/>chown mfs:mfs /data<text:line-break/>mount -t ext3 /dev/sdb /data<text:line-break/>df -ah<text:line-break/>/dev/sdb              133G  188M  126G   1% /data</text:span></text:p>
      <text:p text:style-name="P2"><text:span text:style-name="Strong_20_Emphasis"><text:span text:style-name="T1"/></text:span></text:p>
      <text:p text:style-name="P2"><text:span text:style-name="Strong_20_Emphasis">创建50G的loop device文件<text:line-break/>df -ah<text:line-break/>dd if=/dev/zero of=/opt/mfs.img bs=1M count=50000<text:line-break/>losetup /dev/loop0 mfs.img <text:line-break/>mkfs.ext3 /dev/loop0<text:line-break/>mkdir /data<text:line-break/>chown mfs:mfs /data<text:line-break/>mount -o loop /dev/loop0 /data<text:line-break/>df -ah</text:span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>安装chunkserver</text:span></text:p>
      <text:p text:style-name="P2"><text:span text:style-name="Strong_20_Emphasis"/></text:p>
      <text:p text:style-name="P2"><text:span text:style-name="Strong_20_Emphasis">useradd mfs -s /sbin/nologin<text:line-break/>./configure --prefix=/usr/local/mfs --with-default-user=mfs --with-default-group=mfs<text:line-break/></text:span><text:soft-page-break/><text:span text:style-name="Strong_20_Emphasis">make<text:line-break/>make install<text:line-break/>cd /usr/local/mfs/etc/<text:line-break/>cp mfschunkserver.cfg.dist mfschunkserver.cfg<text:line-break/>cp mfshdd.cfg.dist mfshdd.cfg</text:span></text:p>
      <text:p text:style-name="P2"><text:span text:style-name="Strong_20_Emphasis"/></text:p>
      <text:p text:style-name="P2"><text:span text:style-name="Strong_20_Emphasis">启动chunkvserver<text:line-break/>/usr/local/mfs/sbin/mfschunkserver start<text:line-break/>ps axu |grep mfs<text:line-break/>tail -f /var/log/messages <text:line-break/><text:line-break/>停止chunksever<text:line-break/>/usr/local/mfs/sbin/mfschunkserver stop</text:span></text:p>
      <text:p text:style-name="P2"><text:span text:style-name="Strong_20_Emphasis"/></text:p>
      <text:p text:style-name="P2"><text:span text:style-name="Strong_20_Emphasis"><text:span text:style-name="T3">mfs client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>mfs client<text:line-break/>3.1 安装fuse<text:line-break/>yum install kernel.x86_64 kernel-devel.x86_64 kernel-headers.x86_64<text:line-break/>###reboot server####<text:line-break/>yum install fuse.x86_64 fuse-devel.x86_64 fuse-libs.x86_64<text:line-break/>modprobe fuse<text:line-break/><text:line-break/><text:line-break/>安装mfsclient<text:line-break/>wget </text:span></text:span><text:a xlink:type="simple" xlink:href="http://ncu.dl.sourceforge.net/project/moosefs/moosefs/1.6.11/mfs-1.6.11.tar.gz" office:target-frame-name="_blank" xlink:show="new"><text:span text:style-name="Strong_20_Emphasis"><text:span text:style-name="T6">http://ncu.dl.sourceforge.net/project/moosefs/moosefs/1.6.11/mfs-1.6.11.tar.gz</text:span></text:span></text:a><text:span text:style-name="Strong_20_Emphasis"><text:span text:style-name="T3"><text:line-break/>tar zxvf mfs-1.6.11.tar.gz <text:line-break/>cd mfs-1.6.11<text:line-break/>useradd mfs -s /sbin/nologin<text:line-break/>./configure --prefix=/usr/local/mfs --with-default-user=mfs --with-default-group=mfs --enable-mfsmount<text:line-break/>make <text:line-break/>make install<text:line-break/><text:line-break/>挂载文件系统<text:line-break/>cd /mnt/<text:line-break/>mkdir mfs<text:line-break/>/usr/local/mfs/bin/mfsmount /mnt/mfs/ -H chunkserver ip<text:line-break/></text:span></text:span><text:soft-page-break/><text:span text:style-name="Strong_20_Emphasis"><text:span text:style-name="T3"><text:line-break/>mkdir mfsmeta<text:line-break/>/usr/local/mfs/bin/mfsmount -m /mnt/mfsmeta/ -H chunkserver ip<text:line-break/><text:line-break/>df -ah</text:span></text:span><text:span text:style-name="Strong_20_Emphasis"><text:line-break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men </meta:initial-creator>
    <meta:creation-date>2010-03-01T13:21:02</meta:creation-date>
    <dc:date>2010-03-01T13:30:24</dc:date>
    <dc:creator>ammen </dc:creator>
    <meta:editing-duration>PT00H09M24S</meta:editing-duration>
    <meta:editing-cycles>20</meta:editing-cycles>
    <meta:generator>OpenOffice.org/3.1$Linux OpenOffice.org_project/310m19$Build-9420</meta:generator>
    <meta:document-statistic meta:table-count="0" meta:image-count="0" meta:object-count="0" meta:page-count="4" meta:paragraph-count="21" meta:word-count="281" meta:character-count="2374"/>
  </office:meta>
</office:document-meta>
</file>